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paragraph-properties style:line-height-at-least="0.503cm"/>
      <style:text-properties fo:color="#d4d4d4" style:font-name="Consolas" fo:font-size="10.5pt" fo:font-weight="normal" fo:background-color="#1e1e1e"/>
    </style:style>
    <style:style style:name="P15" style:family="paragraph" style:parent-style-name="Standard">
      <style:paragraph-properties fo:text-align="start" style:justify-single-word="false"/>
      <style:text-properties fo:color="#d4d4d4" style:font-name="Consolas" fo:font-size="10.5pt" style:text-underline-style="none" fo:font-weight="normal" fo:background-color="#1e1e1e" style:font-weight-asian="normal" style:font-weight-complex="normal"/>
    </style:style>
    <style:style style:name="P16" style:family="paragraph" style:parent-style-name="Standard">
      <style:paragraph-properties style:line-height-at-least="0.503cm"/>
      <style:text-properties fo:color="#d4d4d4" fo:background-color="#1e1e1e"/>
    </style:style>
    <style:style style:name="P17" style:family="paragraph" style:parent-style-name="Standard" style:list-style-name="L1">
      <style:paragraph-properties fo:margin-left="1.245cm" fo:margin-right="0cm" fo:text-indent="0cm" style:auto-text-indent="false"/>
    </style:style>
    <style:style style:name="T1" style:family="text">
      <style:text-properties fo:color="#000099"/>
    </style:style>
    <style:style style:name="T2" style:family="text">
      <style:text-properties style:text-underline-style="solid" style:text-underline-width="auto" style:text-underline-color="font-color"/>
    </style:style>
    <style:style style:name="T3" style:family="text">
      <style:text-properties fo:color="#569cd6"/>
    </style:style>
    <style:style style:name="T4" style:family="text">
      <style:text-properties style:font-name="Consolas" fo:font-size="10.5pt" fo:font-weight="normal"/>
    </style:style>
    <style:style style:name="T5" style:family="text">
      <style:text-properties fo:color="#9cdcfe" style:font-name="Consolas" fo:font-size="10.5pt" fo:font-weight="normal"/>
    </style:style>
    <style:style style:name="T6" style:family="text">
      <style:text-properties fo:color="#b5cea8" style:font-name="Consolas" fo:font-size="10.5pt" fo:font-weight="normal"/>
    </style:style>
    <style:style style:name="T7" style:family="text">
      <style:text-properties fo:color="#d7ba7d"/>
    </style:style>
    <style:style style:name="T8" style:family="text">
      <style:text-properties fo:color="#ce9178" style:font-name="Consolas" fo:font-size="10.5pt" fo:font-weight="normal"/>
    </style:style>
    <style:style style:name="T9" style:family="text">
      <style:text-properties fo:color="#dcdcaa" style:font-name="Consolas" fo:font-size="10.5pt"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s editeurs de codes</text:p>
      <text:p text:style-name="P5"/>
      <text:p text:style-name="P6">Sommaire :</text:p>
      <text:p text:style-name="P5"/>
      <text:p text:style-name="P4">1 introduction</text:p>
      <text:p text:style-name="P4">2 cest quoi un editeur de code ?</text:p>
      <text:p text:style-name="P3">3 les editeurs de codes les plus communs</text:p>
      <text:p text:style-name="P3">4 conclusion</text:p>
      <text:list xml:id="list4255554187344190676" text:style-name="L1">
        <text:list-item>
          <text:p text:style-name="P17">3,1 Atom</text:p>
        </text:list-item>
        <text:list-item>
          <text:p text:style-name="P17">3,2 vsc : Visual Studio Code</text:p>
        </text:list-item>
        <text:list-item>
          <text:p text:style-name="P17">3,3 sublime text</text:p>
        </text:list-item>
        <text:list-item>
          <text:p text:style-name="P17">3,4 notepad ++</text:p>
        </text:list-item>
      </text:list>
      <text:p text:style-name="P7"/>
      <text:p text:style-name="P7"/>
      <text:p text:style-name="P8">1 introduction</text:p>
      <text:p text:style-name="P7"><text:s/>Il existe de nos jours des "générateurs" de site internet, ce sont des SaaS (software as a service) tels que wix ou wordpress (celui ci est un peu particulier), mais la plupart des développeurs utilisent un éditeur de texte pour créer leur site ou leur programme. Pour cela, il faut en choisir un et pas n'importe quoi ! Il en existe assez pour différents styles de développement.</text:p>
      <text:p text:style-name="P7">Dans cet article, on va lister 4 éditeurs qui sont abordable et plaisant à l'utilisation. Mais avant tout, on va définir ce qu'est un éditeur de code.</text:p>
      <text:p text:style-name="P7"/>
      <text:p text:style-name="P3">2 c'est quoi un editeur de code ?</text:p>
      <text:p text:style-name="Standard">Un éditeur de code est un éditeur de texte, tout simplement.</text:p>
      <text:p text:style-name="Standard">Dans notre cas, on utilise ces outils pour construire un programme, un site internet, des jeux ou des applications dans différents langages informatiques :</text:p>
      <text:p text:style-name="Standard"/>
      <text:list xml:id="list8918316234602035261" text:style-name="L2">
        <text:list-item>
          <text:p text:style-name="P9">html</text:p>
        </text:list-item>
        <text:list-item>
          <text:p text:style-name="P9">css</text:p>
        </text:list-item>
        <text:list-item>
          <text:p text:style-name="P9">javascript</text:p>
        </text:list-item>
        <text:list-item>
          <text:p text:style-name="P9">sql</text:p>
        </text:list-item>
        <text:list-item>
          <text:p text:style-name="P9">...</text:p>
        </text:list-item>
      </text:list>
      <text:p text:style-name="Standard"/>
      <text:p text:style-name="P3">2 les editeurs de codes les plus connus</text:p>
      <text:p text:style-name="Standard"/>
      <text:list xml:id="list1930601396130994781" text:style-name="L3">
        <text:list-item>
          <text:p text:style-name="P10">Atom</text:p>
        </text:list-item>
      </text:list>
      <text:p text:style-name="Standard"/>
      <text:p text:style-name="P1">Atom est un editeur plutot fluide, il est accessible et compréhentsible pour les débutants et conviendra tout aussi bien à un développeur plus avancé. Il possède un grand nombre de fonctionnalités interressantes. L'un de ces points forts est la facilité de le personnaliser facilement et rapidement, tout dépend de chaque style. Il possède egalement une page de doc, par exemple : <text:span text:style-name="T1">Manuel Atom = </text:span>lien</text:p>
      <text:p text:style-name="P1"><text:span text:style-name="T2">U</text:span>n point négatif, choisir les extensions nous mêmes lors de le première installation, ce qui peut être contraignant si on ne sait pas lesquelles.</text:p>
      <text:p text:style-name="P1">Malgré sa fluidité, Atom peut être très lent. Par exemple, lors de l'ouverture d'un fichier ou du passage d'un onlget a un autre, cela peut être très frustrant lorsque l'on code un site ou une application.</text:p>
      <text:p text:style-name="P1">Cet éditeur de code est gratuit et disponible sous Linux, OSX et Windows.</text:p>
      <text:p text:style-name="P1"/>
      <text:p text:style-name="Standard"/>
      <text:list xml:id="list429869644834082342" text:style-name="L4">
        <text:list-item>
          <text:p text:style-name="P11">VSC</text:p>
        </text:list-item>
      </text:list>
      <text:p text:style-name="Standard"><text:soft-page-break/></text:p>
      <text:p text:style-name="Standard">VSCode est fiable et facile à utiliser. Il dispose des fonctionnalitées puissantes et ne nécessite qu'une configuration minimale. L'interface graphique est agréable, chaque fonctionnalité apparait à chaque besoin, donc il est inutile de se rappeler de chaque raccourcis clavier, ce qui est pratique. Il est aussi rapide et léger lors de l'utilisation.</text:p>
      <text:p text:style-name="Standard">Cet éditeur propose un large choix d'extensions, dont une partie est installée par défaut. A chaque utilisateur de choisir les fonctionnalités qui lui convient.</text:p>
      <text:p text:style-name="Standard">Seul défaut : il peut être gourmand en ressources, il faut donc selectionner les extentions avec soins.</text:p>
      <text:p text:style-name="Standard">VSC est gratuit et est disponible sur OSX, Linux et Windows.</text:p>
      <text:p text:style-name="Standard"/>
      <text:list xml:id="list8686291422561302883" text:style-name="L5">
        <text:list-item>
          <text:p text:style-name="P12">Sublime Text</text:p>
        </text:list-item>
      </text:list>
      <text:p text:style-name="Standard"/>
      <text:p text:style-name="Standard">Sublime Text est l'un des editeurs les plus appréciés parmis les développeurs. On <text:s/>y trouvera des extensions pour pas mal de langages de programmation.</text:p>
      <text:p text:style-name="Standard">Sublime text est léger et facile d'utilisation. Toutefois, certaines extentions peuvent manquer de performance. Pour ces cas là, Sublime affichera un message pour avertir l'utilisateur du probleme.</text:p>
      <text:p text:style-name="Standard">Sublime apporte un large choix de fonctionnalité si vous souhaitez personnaliser votre éditeur selon vos besoins. Il dispose de raccourcis claviers et un package control bien maitrisé. Cela dit, sublime est un peu plus adapté pour les développeurs expérimentés.</text:p>
      <text:p text:style-name="Standard">Il est gratuit en version d'essai sur Linux, OSX et windows, sinon il faudra payer 70$ pour la version complète.</text:p>
      <text:p text:style-name="Standard"/>
      <text:list xml:id="list41345806" text:continue-list="list4255554187344190676" text:style-name="L1">
        <text:list-item>
          <text:p text:style-name="P17">Notepad ++</text:p>
        </text:list-item>
      </text:list>
      <text:p text:style-name="P7"/>
      <text:p text:style-name="P7">L'un des plus populaires, notepad ++ est généralement le premier éditeur qu'installera un utilisateur novice.</text:p>
      <text:p text:style-name="P7">Simple d'utilisation, il possède un grand nombre de fonctionnalités qui facilite la vie de son utilisateur tout en étant un outil léger.</text:p>
      <text:p text:style-name="P7">Notepad ++ peut gérer les fichiers de type HTML, CSS, PHP et Javascript, globalement, tout ce dont un développeur Wordpress a besoin. Il est gratuit et bénéficie de fonctions interressantes tels que la colorisation syntaxique ou l'auto-complétion. Cet éditeur de texte conviendra pour les développeurs novices comme aux développeurs plus expérimentés.</text:p>
      <text:p text:style-name="P7"/>
      <text:p text:style-name="P8">4 Conclusion :</text:p>
      <text:p text:style-name="P7">Dans cet article, on a parlé que d'une partie des outils qui existent, évidement il en existe pleins d'autres tels que Komodo edit ou bien CoffeeCup Free Editor. Tout dépend de vos goûts et de votre style de développement.</text:p>
      <text:p text:style-name="P7">Mon conseil : il faudrai essayer de tester, dans la mesure du possible, un minimum d'editeurs pour pouvoir se faire un choix. Une expérience personnelle vaut mieux que des informations qui ne nous parlent pas forcément.</text:p>
      <text:p text:style-name="P7"/>
      <text:p text:style-name="P7"/>
      <text:p text:style-name="P7">Sources :</text:p>
      <text:p text:style-name="P2"/>
      <text:p text:style-name="P2"><text:a xlink:type="simple" xlink:href="https://kinsta.com/fr/blog/editeurs-html-gratuits/#les-meilleurs-diteurs-de-texte-html-gratuits" text:style-name="Internet_20_link" text:visited-style-name="Visited_20_Internet_20_Link">https://kinsta.com/fr/blog/editeurs-html-gratuits/#les-meilleurs-diteurs-de-texte-html-gratuits</text:a></text:p>
      <text:p text:style-name="P2"><text:a xlink:type="simple" xlink:href="https://pixelsandbytes.fr/5-meilleurs-editeurs-code/" text:style-name="Internet_20_link" text:visited-style-name="Visited_20_Internet_20_Link">https://pixelsandbytes.fr/5-meilleurs-editeurs-code/</text:a></text:p>
      <text:p text:style-name="P2"><text:a xlink:type="simple" xlink:href="https://www.codeur.com/blog/editeurs-texte-gratuits-developpement/" text:style-name="Internet_20_link" text:visited-style-name="Visited_20_Internet_20_Link">https://www.codeur.com/blog/editeurs-texte-gratuits-developpement/</text:a></text:p>
      <text:p text:style-name="P2"><text:a xlink:type="simple" xlink:href="https://kinsta.com/fr/blog/meilleurs-editeurs-de-texte/" text:style-name="Internet_20_link" text:visited-style-name="Visited_20_Internet_20_Link">https://kinsta.com/fr/blog/meilleurs-editeurs-de-texte/</text:a></text:p>
      <text:p text:style-name="P2"/>
      <text:p text:style-name="P15"><text:span text:style-name="T3">*</text:span>{</text:p>
      <text:p text:style-name="P16">    <text:span text:style-name="T5">margin</text:span><text:span text:style-name="T4">: </text:span><text:span text:style-name="T6">0%</text:span><text:span text:style-name="T4">;</text:span></text:p>
      <text:p text:style-name="P16">    <text:span text:style-name="T5">padding</text:span><text:span text:style-name="T4">: </text:span><text:span text:style-name="T6">0%</text:span><text:span text:style-name="T4">;</text:span></text:p>
      <text:p text:style-name="P14"><text:soft-page-break/>}</text:p>
      <text:p text:style-name="P14"><text:span text:style-name="T7">.container-fluid</text:span>{</text:p>
      <text:p text:style-name="P16">    <text:span text:style-name="T5">background-color</text:span><text:span text:style-name="T4">: </text:span><text:span text:style-name="T8">cornflowerblue</text:span><text:span text:style-name="T4">;</text:span></text:p>
      <text:p text:style-name="P14">}</text:p>
      <text:p text:style-name="P14"><text:span text:style-name="T7">.navbar-img</text:span>{</text:p>
      <text:p text:style-name="P16">    <text:span text:style-name="T5">height</text:span><text:span text:style-name="T4">: </text:span><text:span text:style-name="T6">100px</text:span><text:span text:style-name="T4">;</text:span></text:p>
      <text:p text:style-name="P16">    <text:span text:style-name="T5">width</text:span><text:span text:style-name="T4">: </text:span><text:span text:style-name="T8">auto</text:span><text:span text:style-name="T4">;</text:span></text:p>
      <text:p text:style-name="P14">}</text:p>
      <text:p text:style-name="P14"><text:span text:style-name="T7">.navbar-light</text:span> <text:span text:style-name="T7">.navbar-nav</text:span> <text:span text:style-name="T7">.nav-link:focus</text:span>, <text:span text:style-name="T7">.navbar-light</text:span> <text:span text:style-name="T7">.navbar-nav</text:span> <text:span text:style-name="T7">.nav-link</text:span>{</text:p>
      <text:p text:style-name="P16">    <text:span text:style-name="T5">color</text:span><text:span text:style-name="T4">: </text:span><text:span text:style-name="T9">rgb</text:span><text:span text:style-name="T4">(</text:span><text:span text:style-name="T6">243</text:span><text:span text:style-name="T4">, </text:span><text:span text:style-name="T6">8</text:span><text:span text:style-name="T4">, </text:span><text:span text:style-name="T6">8</text:span><text:span text:style-name="T4">);</text:span></text:p>
      <text:p text:style-name="P14">}</text:p>
      <text:p text:style-name="P14"><text:span text:style-name="T7">.navbar-light</text:span> <text:span text:style-name="T7">.navbar-nav</text:span> <text:span text:style-name="T7">.nav-link:focus</text:span>, <text:span text:style-name="T7">.navbar-light</text:span> <text:span text:style-name="T7">.navbar-nav</text:span> <text:span text:style-name="T7">.nav-link:hover</text:span>{</text:p>
      <text:p text:style-name="P16">    <text:span text:style-name="T5">color</text:span><text:span text:style-name="T4">: </text:span><text:span text:style-name="T8">blue</text:span><text:span text:style-name="T4">;</text:span></text:p>
      <text:p text:style-name="P14">}</text:p>
      <text:p text:style-name="P14"><text:span text:style-name="T7">a:hover</text:span>{</text:p>
      <text:p text:style-name="P16">    <text:span text:style-name="T5">color</text:span><text:span text:style-name="T4">: </text:span><text:span text:style-name="T9">rgb</text:span><text:span text:style-name="T4">(</text:span><text:span text:style-name="T6">6</text:span><text:span text:style-name="T4">, </text:span><text:span text:style-name="T6">216</text:span><text:span text:style-name="T4">, </text:span><text:span text:style-name="T6">6</text:span><text:span text:style-name="T4">);</text:span></text:p>
      <text:p text:style-name="P14">}</text:p>
      <text:p text:style-name="P14"><text:span text:style-name="T7">img</text:span>{</text:p>
      <text:p text:style-name="P16">    <text:span text:style-name="T5">height</text:span><text:span text:style-name="T4">: </text:span><text:span text:style-name="T8">auto</text:span><text:span text:style-name="T4">;</text:span></text:p>
      <text:p text:style-name="P16">    <text:span text:style-name="T5">width</text:span><text:span text:style-name="T4">: </text:span><text:span text:style-name="T6">400px</text:span><text:span text:style-name="T4">;</text:span></text:p>
      <text:p text:style-name="P14">}</text:p>
      <text:p text:style-name="P14"><text:span text:style-name="T7">p</text:span>{</text:p>
      <text:p text:style-name="P16">    <text:span text:style-name="T5">text-align</text:span><text:span text:style-name="T4">: </text:span><text:span text:style-name="T8">justify</text:span><text:span text:style-name="T4">;</text:span></text:p>
      <text:p text:style-name="P16">    <text:span text:style-name="T5">margin</text:span><text:span text:style-name="T4">: </text:span><text:span text:style-name="T6">10px</text:span><text:span text:style-name="T4">;</text:span></text:p>
      <text:p text:style-name="P14">}</text:p>
      <text:p text:style-name="P14"><text:span text:style-name="T7">.navbar-collapse</text:span>{</text:p>
      <text:p text:style-name="P16">    <text:span text:style-name="T5">display</text:span><text:span text:style-name="T4">: </text:span><text:span text:style-name="T8">flex</text:span><text:span text:style-name="T4">;</text:span></text:p>
      <text:p text:style-name="P16">    <text:span text:style-name="T5">justify-content</text:span><text:span text:style-name="T4">: </text:span><text:span text:style-name="T8">center</text:span><text:span text:style-name="T4">;</text:span></text:p>
      <text:p text:style-name="P14">}</text:p>
      <text:p text:style-name="P14"><text:span text:style-name="T7">.navbar-expand-lg</text:span> <text:span text:style-name="T7">.navbar-collapse</text:span>{</text:p>
      <text:p text:style-name="P16">    <text:span text:style-name="T5">background-color</text:span><text:span text:style-name="T4">: </text:span><text:span text:style-name="T8">violet</text:span><text:span text:style-name="T4">;</text:span></text:p>
      <text:p text:style-name="P14">}</text:p>
      <text:p text:style-name="P14"><text:span text:style-name="T7">.dropdown-menu</text:span>{</text:p>
      <text:p text:style-name="P16">    <text:span text:style-name="T5">background-color</text:span><text:span text:style-name="T4">: </text:span><text:span text:style-name="T8">tomato</text:span><text:span text:style-name="T4">;</text:span></text:p>
      <text:p text:style-name="P14">}</text:p>
      <text:p text:style-name="P14"><text:span text:style-name="T7">.dropdown-item</text:span>{</text:p>
      <text:p text:style-name="P16">    <text:span text:style-name="T5">background-color</text:span><text:span text:style-name="T4">: </text:span><text:span text:style-name="T8">turquoise</text:span><text:span text:style-name="T4">;</text:span></text:p>
      <text:p text:style-name="P14">}</text:p>
      <text:p text:style-name="P14"><text:span text:style-name="T7">.dropdown-item</text:span>{</text:p>
      <text:p text:style-name="P16">    <text:span text:style-name="T5">color</text:span><text:span text:style-name="T4">: </text:span><text:span text:style-name="T8">blue</text:span><text:span text:style-name="T4">;</text:span></text:p>
      <text:p text:style-name="P14">}</text:p>
      <text:p text:style-name="P14"><text:span text:style-name="T7">.dropdown-menu</text:span>{</text:p>
      <text:p text:style-name="P16">    <text:span text:style-name="T5">color</text:span><text:span text:style-name="T4">: </text:span><text:span text:style-name="T8">cornsilk</text:span><text:span text:style-name="T4">;</text:span></text:p>
      <text:p text:style-name="P1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6M49S</meta:editing-duration>
    <meta:editing-cycles>20</meta:editing-cycles>
    <meta:generator>OpenOffice/4.1.10$Win32 OpenOffice.org_project/4110m2$Build-9807</meta:generator>
    <dc:date>2021-08-29T21:12:11.19</dc:date>
    <dc:creator>alice faydali</dc:creator>
    <meta:document-statistic meta:table-count="0" meta:image-count="0" meta:object-count="0" meta:page-count="3" meta:paragraph-count="96" meta:word-count="816" meta:character-count="5389"/>
    <meta:user-defined meta:name="Info 1"/>
    <meta:user-defined meta:name="Info 2"/>
    <meta:user-defined meta:name="Info 3"/>
    <meta:user-defined meta:name="Info 4"/>
  </office:meta>
</office:document-meta>
</file>